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acdb7" officeooo:paragraph-rsid="000acdb7"/>
    </style:style>
    <style:style style:name="P5" style:family="paragraph" style:parent-style-name="Standard">
      <style:text-properties officeooo:rsid="000c9d39" officeooo:paragraph-rsid="000c9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  <text:p text:style-name="P4">V9</text:p>
      <text:p text:style-name="P4"/>
      <text:p text:style-name="P5">V12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3:05:59.414863666</dc:date>
    <meta:editing-duration>PT6M2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" meta:character-count="55" meta:non-whitespace-character-count="46"/>
  </office:meta>
</office:document-meta>
</file>